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isToken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okie.get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Domai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Secur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Version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Comment( String purp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Path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Cookie( String name ,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oki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MaxAge( int expi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